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2010000075A00000422BF1292FD26E64076.png" manifest:media-type="image/png"/>
  <manifest:file-entry manifest:full-path="Pictures/10000000000003F0000003F019CB2DF171DF0362.jpg" manifest:media-type="image/jpeg"/>
  <manifest:file-entry manifest:full-path="Pictures/1000000000000640000001CF3FCFD0D762004C58.jpg" manifest:media-type="image/jpeg"/>
  <manifest:file-entry manifest:full-path="Pictures/10000201000002BA00000146D465C8055ABD1B6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1611in" fo:margin-left="0in" fo:margin-top="0in" fo:margin-bottom="0in" fo:break-before="auto" fo:break-after="auto" table:align="left"/>
    </style:style>
    <style:style style:name="Table1.A" style:family="table-column">
      <style:table-column-properties style:column-width="0.5806in"/>
    </style:style>
    <style:style style:name="Table1.B" style:family="table-column">
      <style:table-column-properties style:column-width="0.579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background-color="#666666"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P1" style:family="paragraph" style:parent-style-name="Standard">
      <style:text-properties style:text-position="super 58%"/>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style>
    <style:style style:name="P4" style:family="paragraph" style:parent-style-name="Standard">
      <style:paragraph-properties fo:break-before="auto" fo:break-after="auto"/>
      <style:text-properties fo:color="#24292e" fo:font-size="12pt" style:font-size-asian="12pt" style:font-size-complex="12pt" fo:background-color="#ffffff"/>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0555in" fo:margin-bottom="0in" loext:contextual-spacing="false" fo:line-height="100%" fo:text-indent="0in" style:auto-text-indent="false" fo:break-before="auto" fo:break-after="auto"/>
    </style:style>
    <style:style style:name="P8" style:family="paragraph" style:parent-style-name="Standard">
      <style:paragraph-properties fo:margin-left="0in" fo:margin-right="0in" fo:margin-top="0.139in" fo:margin-bottom="0in" loext:contextual-spacing="false" fo:line-height="100%" fo:text-indent="0in" style:auto-text-indent="false" fo:break-before="auto" fo:break-after="auto"/>
    </style:style>
    <style:style style:name="P9" style:family="paragraph" style:parent-style-name="Standard">
      <style:paragraph-properties fo:margin-left="0.25in" fo:margin-right="0in" fo:margin-top="0.0417in" fo:margin-bottom="0in" loext:contextual-spacing="false" fo:line-height="100%" fo:text-indent="0in" style:auto-text-indent="false" fo:break-before="auto" fo:break-after="auto"/>
    </style:style>
    <style:style style:name="P10" style:family="paragraph" style:parent-style-name="Standard">
      <style:paragraph-properties fo:margin-left="0.25in" fo:margin-right="0in" fo:margin-top="0.0417in" fo:margin-bottom="0.0555in" loext:contextual-spacing="false" fo:line-height="100%" fo:text-indent="0in" style:auto-text-indent="false" fo:break-before="auto" fo:break-after="auto"/>
    </style:style>
    <style:style style:name="P11" style:family="paragraph" style:parent-style-name="Standard">
      <style:paragraph-properties fo:margin-left="0.5in" fo:margin-right="0in" fo:margin-top="0.0417in" fo:margin-bottom="0in" loext:contextual-spacing="false" fo:line-height="100%" fo:text-indent="0in" style:auto-text-indent="false" fo:break-before="auto" fo:break-after="auto"/>
    </style:style>
    <style:style style:name="P12" style:family="paragraph" style:parent-style-name="Standard">
      <style:paragraph-properties fo:margin-left="0.5in" fo:margin-right="0in" fo:text-indent="0in" style:auto-text-indent="false" fo:break-before="auto" fo:break-after="auto"/>
    </style:style>
    <style:style style:name="P13" style:family="paragraph" style:parent-style-name="Standard">
      <style:paragraph-properties fo:margin-left="0in" fo:margin-right="0in" fo:text-indent="0.5in" style:auto-text-indent="false" fo:break-before="auto" fo:break-after="auto"/>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list-style-name="WWNum3">
      <style:paragraph-properties fo:margin-left="1in" fo:margin-right="0in" fo:text-indent="-0.25in" style:auto-text-indent="false"/>
    </style:style>
    <style:style style:name="P17" style:family="paragraph" style:parent-style-name="Standard" style:list-style-name="WWNum2">
      <style:paragraph-properties fo:margin-left="1in" fo:margin-right="0in" fo:text-indent="-0.25in" style:auto-text-indent="false"/>
    </style:style>
    <style:style style:name="P18" style:family="paragraph" style:parent-style-name="Standard" style:master-page-name="Converted5">
      <style:paragraph-properties style:page-number="auto" fo:break-before="auto" fo:break-after="auto"/>
    </style:style>
    <style:style style:name="P19" style:family="paragraph" style:parent-style-name="Heading_20_1">
      <style:paragraph-properties fo:break-before="auto" fo:break-after="auto"/>
    </style:style>
    <style:style style:name="P20" style:family="paragraph" style:parent-style-name="Heading_20_1" style:master-page-name="Standard">
      <style:paragraph-properties style:page-number="1" fo:break-before="auto" fo:break-after="auto"/>
    </style:style>
    <style:style style:name="P21" style:family="paragraph" style:parent-style-name="Heading_20_2">
      <style:paragraph-properties fo:break-before="auto" fo:break-after="auto"/>
    </style:style>
    <style:style style:name="P22" style:family="paragraph" style:parent-style-name="Heading_20_2">
      <style:paragraph-properties fo:line-height="100%" fo:break-before="auto" fo:break-after="auto"/>
    </style:style>
    <style:style style:name="P23" style:family="paragraph" style:parent-style-name="Heading_20_3">
      <style:paragraph-properties fo:break-before="auto" fo:break-after="auto"/>
    </style:style>
    <style:style style:name="P24" style:family="paragraph" style:parent-style-name="Heading_20_3">
      <style:paragraph-properties fo:margin-left="0.5in" fo:margin-right="0in" fo:text-indent="0in" style:auto-text-indent="false" fo:break-before="auto" fo:break-after="auto"/>
    </style:style>
    <style:style style:name="P25" style:family="paragraph" style:parent-style-name="Subtitle">
      <style:paragraph-properties fo:break-before="auto" fo:break-after="auto"/>
    </style:style>
    <style:style style:name="P26" style:family="paragraph">
      <loext:graphic-properties draw:fill="solid" draw:fill-color="#a0a0a0"/>
      <style:paragraph-properties fo:text-align="center"/>
    </style:style>
    <style:style style:name="T1" style:family="text">
      <style:text-properties fo:color="#1155cc" style:text-underline-style="solid" style:text-underline-width="auto" style:text-underline-color="font-color"/>
    </style:style>
    <style:style style:name="T2" style:family="text">
      <style:text-properties fo:color="#ffffff"/>
    </style:style>
    <style:style style:name="T3" style:family="text">
      <style:text-properties fo:font-weight="bold" style:font-weight-asian="bold"/>
    </style:style>
    <style:style style:name="T4" style:family="text">
      <style:text-properties fo:color="#0000ee" style:text-underline-style="solid" style:text-underline-width="auto" style:text-underline-color="font-color"/>
    </style:style>
    <style:style style:name="T5"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6" style:family="text">
      <style:text-properties fo:color="#24292e" fo:font-size="12pt" style:font-size-asian="12pt" style:font-size-complex="12pt" fo:background-color="#ffffff"/>
    </style:style>
    <style:style style:name="T7" style:family="text">
      <style:text-properties fo:color="#24292e" fo:font-size="12pt" fo:font-style="italic" style:font-size-asian="12pt" style:font-style-asian="italic" style:font-size-complex="12pt" fo:background-color="#ffffff"/>
    </style:style>
    <style:style style:name="T8" style:family="text">
      <style:text-properties fo:color="#0366d6" fo:font-size="12pt" style:font-size-asian="12pt" style:font-size-complex="12pt" fo:background-color="#ffffff"/>
    </style:style>
    <style:style style:name="T9" style:family="text">
      <style:text-properties style:font-name="Courier New" style:font-name-asian="Courier New1" style:font-name-complex="Courier New1"/>
    </style:style>
    <style:style style:name="T10" style:family="text">
      <style:text-properties style:text-underline-style="none"/>
    </style:style>
    <style:style style:name="T11" style:family="text">
      <style:text-properties fo:font-style="italic" fo:font-weight="bold" style:font-style-asian="italic" style:font-weight-asian="bold"/>
    </style:style>
    <style:style style:name="T12" style:family="text">
      <style:text-properties fo:font-style="italic" style:font-style-asian="italic"/>
    </style:style>
    <style:style style:name="T13" style:family="text">
      <style:text-properties style:text-underline-style="solid" style:text-underline-width="auto" style:text-underline-color="font-color"/>
    </style:style>
    <style:style style:name="T14" style:family="text">
      <style:text-properties style:text-position="super 58%"/>
    </style:style>
    <style:style style:name="T15" style:family="text">
      <style:text-properties style:text-position="super 58%" fo:font-style="italic" style:font-style-asian="italic"/>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pur85qa8iw5l"/>Heading 1</text:p>
      <text:p text:style-name="P2"/>
      <text:p text:style-name="P21"><text:bookmark text:name="_rwkjzl1scjzh"/>Heading level 2</text:p>
      <text:p text:style-name="P2"/>
      <text:p text:style-name="P2">Some normal text with hyperlinks to a <text:a xlink:type="simple" xlink:href="https://www.enterprisehealth.com" text:style-name="ListLabel_20_28" text:visited-style-name="ListLabel_20_28"><text:span text:style-name="T1">website</text:span></text:a> and a link to a document on the <text:a xlink:type="simple" xlink:href="https://drive.google.com/a/mieweb.com/open?id=1H6vwfQXIexdg4ldfaoPUjhOZPnSkNn6h29WD6Fi-SBY" text:style-name="ListLabel_20_28" text:visited-style-name="ListLabel_20_28"><text:span text:style-name="T1">shared drive</text:span></text:a> with multiple versions of <text:a xlink:type="simple" xlink:href="https://docs.google.com/document/d/1H6vwfQXIexdg4ldfaoPUjhOZPnSkNn6h29WD6Fi-SBY/edit#" text:style-name="ListLabel_20_28" text:visited-style-name="ListLabel_20_28"><text:span text:style-name="T1">the link</text:span></text:a> because people cut and paste. <text:a xlink:type="simple" xlink:href="https://docs.google.com/document/d/1iou0QW09pdUhaNtS1RfjJh12lxKAbbq91-SHGihXu_4" text:style-name="ListLabel_20_28" text:visited-style-name="ListLabel_20_28"><text:span text:style-name="T1">Link to test page</text:span></text:a>. Link to <text:a xlink:type="simple" xlink:href="https://docs.google.com/document/d/1G4xwfBdH5mvEQyGN16TD2vFUHP8aNgU7wPst-2QTZug/" text:style-name="ListLabel_20_28" text:visited-style-name="ListLabel_20_28"><text:span text:style-name="T1">doc in another folder</text:span></text:a>.</text:p>
      <text:p text:style-name="P2"/>
      <text:p text:style-name="P23"><text:bookmark text:name="_t3tjnjbci85"/>Heading level 3 - with a table</text:p>
      <text:p text:style-name="P2"/>
      <table:table table:name="Table2" table:style-name="Table2">
        <table:table-column table:style-name="Table2.A" table:number-columns-repeated="5"/>
        <table:table-row table:style-name="Table2.1">
          <table:table-cell table:style-name="Table2.A1" office:value-type="string">
            <text:p text:style-name="P6"><text:span text:style-name="T2">Heading 1</text:span></text:p>
          </table:table-cell>
          <table:table-cell table:style-name="Table2.A1" office:value-type="string">
            <text:p text:style-name="P6"><text:span text:style-name="T2">Heading 2</text:span></text:p>
          </table:table-cell>
          <table:table-cell table:style-name="Table2.A1" office:value-type="string">
            <text:p text:style-name="P6"><text:span text:style-name="T2">Heading 3</text:span></text:p>
          </table:table-cell>
          <table:table-cell table:style-name="Table2.A1" office:value-type="string">
            <text:p text:style-name="P6"><text:span text:style-name="T2">Heading 4</text:span></text:p>
          </table:table-cell>
          <table:table-cell table:style-name="Table2.A1" office:value-type="string">
            <text:p text:style-name="P6"><text:span text:style-name="T2">Heading 5</text:span></text:p>
          </table:table-cell>
        </table:table-row>
        <table:table-row table:style-name="Table2.1">
          <table:table-cell table:style-name="Table2.A2" office:value-type="string">
            <text:p text:style-name="P5">Cell 1</text:p>
          </table:table-cell>
          <table:table-cell table:style-name="Table2.B2" office:value-type="string">
            <text:p text:style-name="P5">Cell 2</text:p>
          </table:table-cell>
          <table:table-cell table:style-name="Table2.C2" office:value-type="string">
            <text:p text:style-name="P5">Cell 3</text:p>
          </table:table-cell>
          <table:table-cell table:style-name="Table2.D2" office:value-type="string">
            <text:p text:style-name="P5">Cell 4</text:p>
            <table:table table:name="Table1" table:style-name="Table1">
              <table:table-column table:style-name="Table1.A"/>
              <table:table-column table:style-name="Table1.B"/>
              <table:table-row table:style-name="Table1.1">
                <table:table-cell table:style-name="Table1.A1" office:value-type="string">
                  <text:p text:style-name="P5">C1</text:p>
                </table:table-cell>
                <table:table-cell table:style-name="Table1.A1" office:value-type="string">
                  <text:p text:style-name="P5"><text:span text:style-name="T3">C2</text:span></text:p>
                </table:table-cell>
              </table:table-row>
              <table:table-row table:style-name="Table1.1">
                <table:table-cell table:style-name="Table1.A1" office:value-type="string">
                  <text:p text:style-name="P5">C3</text:p>
                </table:table-cell>
                <table:table-cell table:style-name="Table1.A1" office:value-type="string">
                  <text:p text:style-name="P5">C4</text:p>
                </table:table-cell>
              </table:table-row>
            </table:table>
            <text:p text:style-name="P5">After subtable</text:p>
          </table:table-cell>
          <table:table-cell table:style-name="Table2.E2" office:value-type="string">
            <text:p text:style-name="P5">Cell 5</text:p>
          </table:table-cell>
        </table:table-row>
      </table:table>
      <text:p text:style-name="P2"/>
      <text:p text:style-name="P2"/>
      <text:p text:style-name="P23"><text:bookmark text:name="_ambls07qke35"/>Heading 3 - a diagram with links</text:p>
      <text:p text:style-name="P2"/>
      <text:p text:style-name="P2"><draw:frame draw:style-name="fr1" draw:name="image1.png" text:anchor-type="as-char" svg:width="6.5in" svg:height="3.0417in" draw:z-index="0"><draw:image xlink:href="Pictures/10000201000002BA00000146D465C8055ABD1B64.png" xlink:type="simple" xlink:show="embed" xlink:actuate="onLoad" loext:mime-type="image/png"/><svg:desc>https://docs.google.com/drawings/d/1Du-DYDST4liLykJl0fHSCvuQYIYhtOfwco-ntn38Dy8/edit</svg:desc></draw:frame></text:p>
      <text:p text:style-name="P2"><text:a xlink:type="simple" xlink:href="https://docs.google.com/drawings/d/1Du-DYDST4liLykJl0fHSCvuQYIYhtOfwco-ntn38Dy8/edit" text:style-name="ListLabel_20_29" text:visited-style-name="ListLabel_20_29"><text:span text:style-name="T4">Diagram</text:span></text:a> </text:p>
      <text:p text:style-name="P2"><text:a xlink:type="simple" xlink:href="https://docs.google.com/drawings/d/1Du-DYDST4liLykJl0fHSCvuQYIYhtOfwco-ntn38Dy8/edit" text:style-name="ListLabel_20_28" text:visited-style-name="ListLabel_20_28"><text:span text:style-name="T1">Diagram</text:span></text:a></text:p>
      <text:p text:style-name="P2"><text:s/></text:p>
      <text:p text:style-name="P23"><text:bookmark text:name="_f49uy1gok3t5"/>Heading 3 - with a Table of contents</text:p>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pur85qa8iw5l" text:style-name="Index_20_Link" text:visited-style-name="Index_20_Link"><text:span text:style-name="T5">Heading 1</text:span></text:a></text:p>
          <text:p text:style-name="P9"><text:a xlink:type="simple" xlink:href="#_rwkjzl1scjzh" text:style-name="Index_20_Link" text:visited-style-name="Index_20_Link"><text:span text:style-name="T5">Heading level 2</text:span></text:a></text:p>
          <text:p text:style-name="P11"><text:a xlink:type="simple" xlink:href="#_t3tjnjbci85" text:style-name="Index_20_Link" text:visited-style-name="Index_20_Link"><text:span text:style-name="T5">Heading level 3 - with a table</text:span></text:a></text:p>
          <text:p text:style-name="P11"><text:a xlink:type="simple" xlink:href="#_ambls07qke35" text:style-name="Index_20_Link" text:visited-style-name="Index_20_Link"><text:span text:style-name="T5">Heading 3 - a diagram with links</text:span></text:a></text:p>
          <text:p text:style-name="P11"><text:a xlink:type="simple" xlink:href="#_f49uy1gok3t5" text:style-name="Index_20_Link" text:visited-style-name="Index_20_Link"><text:span text:style-name="T1">Heading 3 - with a Table of contents</text:span></text:a></text:p>
          <text:p text:style-name="P8"><text:soft-page-break/><text:a xlink:type="simple" xlink:href="#_p5x030kzej77" text:style-name="Index_20_Link" text:visited-style-name="Index_20_Link"><text:span text:style-name="T1">Other examples</text:span></text:a></text:p>
          <text:p text:style-name="P9"><text:a xlink:type="simple" xlink:href="#_p56cvcv8bx70" text:style-name="Index_20_Link" text:visited-style-name="Index_20_Link"><text:span text:style-name="T1">Image</text:span></text:a></text:p>
          <text:p text:style-name="P10"><text:a xlink:type="simple" xlink:href="#_74or9yzabmh6" text:style-name="Index_20_Link" text:visited-style-name="Index_20_Link"><text:span text:style-name="T1">Preformatted Text</text:span></text:a></text:p>
        </text:index-body>
      </text:table-of-content>
      <text:p text:style-name="P2"/>
      <text:p text:style-name="P19"><text:bookmark text:name="_p5x030kzej77"/>Other examples</text:p>
      <text:p text:style-name="P2"/>
      <text:p text:style-name="P21"><text:bookmark text:name="_p56cvcv8bx70"/>Image</text:p>
      <text:p text:style-name="P13"><office:annotation office:name="__Annotation__126_3179259563"><dc:creator>Doug Horner</dc:creator><dc:date>2019-09-14T00:48:34</dc:date><text:p><text:span text:style-name="T18">This image is referenced on the drive</text:span></text:p></office:annotation><draw:frame draw:style-name="fr1" draw:name="image2.jpg" text:anchor-type="as-char" svg:width="4.5256in" svg:height="1.3055in" draw:z-index="0"><draw:image xlink:href="Pictures/1000000000000640000001CF3FCFD0D762004C58.jpg" xlink:type="simple" xlink:show="embed" xlink:actuate="onLoad" loext:mime-type="image/jpeg"/></draw:frame><office:annotation-end office:name="__Annotation__126_3179259563"/></text:p>
      <text:p text:style-name="P13"><office:annotation office:name="__Annotation__130_3179259563"><dc:creator>Doug Horner</dc:creator><dc:date>2019-09-14T00:52:11</dc:date><text:p><text:span text:style-name="T18">This image is not in the google drive but needs to be put out in the file system path so it can be referenced by markdown. Ideally we should not duplicate images that are in multiple documents.</text:span></text:p></office:annotation><draw:frame draw:style-name="fr1" draw:name="image3.jpg" text:anchor-type="as-char" svg:width="6.1839in" svg:height="6.1839in" draw:z-index="0"><draw:image xlink:href="Pictures/10000000000003F0000003F019CB2DF171DF0362.jpg" xlink:type="simple" xlink:show="embed" xlink:actuate="onLoad" loext:mime-type="image/jpeg"/></draw:frame><office:annotation-end office:name="__Annotation__130_3179259563"/></text:p>
      <text:p text:style-name="P21"><text:bookmark text:name="_74or9yzabmh6"/>Preformatted Text</text:p>
      <text:p text:style-name="P2"/>
      <text:p text:style-name="P25"><text:bookmark text:name="_u4r0fzitq9go"/>This is monospaced text. This should line up <text:s/>|</text:p>
      <text:p text:style-name="P25"><text:bookmark text:name="_xfm80x6au75v"/><text:s text:c="36"/>with this |</text:p>
      <text:p text:style-name="P25"><text:bookmark text:name="_kp9rgbt3gma0"/><text:s text:c="2"/></text:p>
      <text:p text:style-name="P2"/>
      <text:p text:style-name="P21"><text:bookmark text:name="_niow4ogfp967"/>Code</text:p>
      <text:p text:style-name="P2"><text:span text:style-name="T6">Code blocks are part of the Markdown spec, but syntax highlighting isn't. However, many renderers -- like Github's and </text:span><text:span text:style-name="T7">Markdown Here</text:span><text:span text:style-name="T6"> -- support syntax highlighting. Which languages are supported and how those language names should be written will vary from renderer to renderer. </text:span><text:span text:style-name="T7">Markdown Here</text:span><text:span text:style-name="T6"> supports highlighting for dozens of languages (and not-really-languages, like diffs and HTTP headers); to see the complete list, and how to write the language names, see the </text:span><text:a xlink:type="simple" xlink:href="http://softwaremaniacs.org/media/soft/highlight/test.html" text:style-name="ListLabel_20_30" text:visited-style-name="ListLabel_20_30"><text:span text:style-name="T8">highlight.js demo page</text:span></text:a><text:span text:style-name="T6">.</text:span></text:p>
      <text:p text:style-name="P4"/>
      <text:p text:style-name="P23"><text:bookmark text:name="_jt47qp4o5ir1"/>Typescript / Javascript</text:p>
      <text:p text:style-name="P2"><text:span text:style-name="T9">{{markdown}}</text:span></text:p>
      <text:p text:style-name="P2"><text:span text:style-name="T9"><office:annotation office:name="__Annotation__170_3179259563"><dc:creator>Will Reiske</dc:creator><dc:date>2019-10-22T19:01:31</dc:date><text:p><text:span text:style-name="T18">I know, personally as a markdown power user, I would love to have this type of flexibility when needed. Maybe an optional command line argument for special tags like {{markdown}}, {{youtube}}https://blah/{{/youtube}}, etc...</text:span></text:p><text:p/><text:p><text:span text:style-name="T18">Having some sort of "macro" support could be powerful. Imagine doing an {{#each}} on a spreadsheet and being able to output formatted text based on rows in a spreadsheet....</text:span></text:p></office:annotation></text:span><text:span text:style-name="T9"><office:annotation office:name="__Annotation__168_3179259563"><dc:creator>Will Reiske</dc:creator><dc:date>2019-10-22T19:00:37</dc:date><text:p><text:span text:style-name="T18">+horner@mieweb.com this makes me wonder if we should allow markdown to be added, possibly if we surround it in something like {{markdown}} blah {{/markdown}}.</text:span></text:p><text:p/><text:p><text:span text:style-name="T18">What are your thoughts on that?</text:span></text:p><text:p><text:span text:style-name="T18">_Assigned to Doug Horner_</text:span></text:p></office:annotation></text:span><text:span text:style-name="T9">```javascript</text:span><office:annotation-end office:name="__Annotation__168_3179259563"/><office:annotation-end office:name="__Annotation__170_3179259563"/></text:p>
      <text:p text:style-name="P2"><text:span text:style-name="T9">class MyClass {</text:span></text:p>
      <text:p text:style-name="P2"><text:span text:style-name="T9"><text:s text:c="2"/>public static myValue: string;</text:span></text:p>
      <text:p text:style-name="P2"><text:span text:style-name="T9"><text:s text:c="2"/>constructor(init: string) {</text:span></text:p>
      <text:p text:style-name="P2"><text:span text:style-name="T9"><text:s text:c="4"/>this.myValue = init;</text:span></text:p>
      <text:p text:style-name="P2"><text:span text:style-name="T9"><text:s text:c="2"/>}</text:span></text:p>
      <text:p text:style-name="P2"><text:soft-page-break/><text:span text:style-name="T9">}</text:span></text:p>
      <text:p text:style-name="P2"><text:span text:style-name="T9">import fs = require("fs");</text:span></text:p>
      <text:p text:style-name="P2"><text:span text:style-name="T9">module MyModule {</text:span></text:p>
      <text:p text:style-name="P2"><text:span text:style-name="T9"><text:s text:c="2"/>export interface MyInterface extends Other {</text:span></text:p>
      <text:p text:style-name="P2"><text:span text:style-name="T9"><text:s text:c="4"/>myProperty: any;</text:span></text:p>
      <text:p text:style-name="P2"><text:span text:style-name="T9"><text:s text:c="2"/>}</text:span></text:p>
      <text:p text:style-name="P2"><text:span text:style-name="T9">}</text:span></text:p>
      <text:p text:style-name="P2"><text:span text:style-name="T9">declare magicNumber number;</text:span></text:p>
      <text:p text:style-name="P2"><text:span text:style-name="T9">myArray.forEach(() =&gt; { }); // fat arrow syntax</text:span></text:p>
      <text:p text:style-name="P2"><text:span text:style-name="T9">```</text:span></text:p>
      <text:p text:style-name="P2"><text:span text:style-name="T9">{{/markdown}}</text:span></text:p>
      <text:p text:style-name="P2"/>
      <text:p text:style-name="P21"><text:bookmark text:name="_9b72fldy8rju"/>Video</text:p>
      <text:p text:style-name="P2"/>
      <text:p text:style-name="P2">From Youtube:</text:p>
      <text:p text:style-name="P2"><draw:frame draw:style-name="fr1" draw:name="image4.png" text:anchor-type="as-char" svg:width="6.5in" svg:height="3.6528in" draw:z-index="0"><draw:image xlink:href="Pictures/100002010000075A00000422BF1292FD26E64076.png" xlink:type="simple" xlink:show="embed" xlink:actuate="onLoad" loext:mime-type="image/png"/></draw:frame></text:p>
      <text:p text:style-name="P2"><text:a xlink:type="simple" xlink:href="https://www.youtube.com/watch?v=v6QAIWLCz8I&amp;t=1743s" text:style-name="ListLabel_20_28" text:visited-style-name="ListLabel_20_28"><text:span text:style-name="T1">Google Drive, Docs, and Project Management with GSuite</text:span></text:a></text:p>
      <text:p text:style-name="P2"/>
      <text:p text:style-name="P22"><text:bookmark text:name="_q7zgn9e3oi6b"/>Horizontal Lines</text:p>
      <text:p text:style-name="P2"/>
      <text:p text:style-name="P2">This is some text separated by a horizontal line</text:p>
      <text:p text:style-name="P2"/>
      <text:p text:style-name="P2"><draw:rect text:anchor-type="as-char" style:rel-width="100%" draw:z-index="0" draw:style-name="gr1" draw:text-style-name="P26" svg:width="0.0012in" svg:height="0.0213in"><text:p/></draw:rect></text:p>
      <text:p text:style-name="P2"/>
      <text:p text:style-name="P2">This is after the horizontal line.</text:p>
      <text:p text:style-name="P2"/>
      <text:p text:style-name="Heading_20_2"><text:bookmark text:name="_y08cxsphsa2c"/><text:soft-page-break/>Lists</text:p>
      <text:p text:style-name="Standard"/>
      <text:list xml:id="list3835686689" text:style-name="WWNum3">
        <text:list-item>
          <text:p text:style-name="P14">Bullet 1</text:p>
        </text:list-item>
        <text:list-item>
          <text:p text:style-name="P14">Bullet 2</text:p>
          <text:list>
            <text:list-item>
              <text:p text:style-name="P16">SubBullet 1</text:p>
            </text:list-item>
            <text:list-item>
              <text:p text:style-name="P16">SubBullet 2</text:p>
            </text:list-item>
          </text:list>
        </text:list-item>
        <text:list-item>
          <text:p text:style-name="P14">Bullet 3</text:p>
        </text:list-item>
      </text:list>
      <text:list xml:id="list3403163976" text:style-name="WWNum2">
        <text:list-item>
          <text:p text:style-name="P17">SubNumeric 1</text:p>
        </text:list-item>
        <text:list-item>
          <text:p text:style-name="P17">SubNumeric 2</text:p>
        </text:list-item>
        <text:list-item>
          <text:p text:style-name="P17">SubNumeric 3</text:p>
        </text:list-item>
      </text:list>
      <text:list xml:id="list865060913" text:style-name="WWNum1">
        <text:list-item>
          <text:p text:style-name="P15">Alpha 1</text:p>
        </text:list-item>
        <text:list-item>
          <text:p text:style-name="P15">Alpha 2</text:p>
        </text:list-item>
        <text:list-item>
          <text:p text:style-name="P15">Alpha 3</text:p>
        </text:list-item>
      </text:list>
      <text:p text:style-name="Heading_20_2"><text:bookmark text:name="_fjarmlobo4r"/>Formatting</text:p>
      <text:p text:style-name="Standard"/>
      <text:p text:style-name="Standard">Some <text:span text:style-name="T3">bold </text:span><text:span text:style-name="T11">boldanditalic</text:span><text:span text:style-name="T12"> italic</text:span> <text:s/><text:span text:style-name="T13">text</text:span></text:p>
      <text:p text:style-name="P21"><text:bookmark text:name="_guzoh1oxt0s4"/>Equations</text:p>
      <text:p text:style-name="P23"><text:bookmark text:name="_xupy2b5teiu"/><text:tab/>Using the actual equation object</text:p>
      <text:p text:style-name="P12"><draw:frame draw:style-name="fr2" text:anchor-type="as-char" svg:width="0.5319in" svg:height="0.2075in" draw:z-index="0"><draw:object xlink:href="./Object 2" xlink:type="simple" xlink:show="embed" xlink:actuate="onLoad"/><draw:image xlink:href="./ObjectReplacements/Object 2" xlink:type="simple" xlink:show="embed" xlink:actuate="onLoad"/></draw:frame></text:p>
      <text:p text:style-name="P12"><draw:frame draw:style-name="fr2" text:anchor-type="as-char" svg:width="0.6327in" svg:height="0.2075in" draw:z-index="0"><draw:object xlink:href="./Object 4" xlink:type="simple" xlink:show="embed" xlink:actuate="onLoad"/><draw:image xlink:href="./ObjectReplacements/Object 4" xlink:type="simple" xlink:show="embed" xlink:actuate="onLoad"/></draw:frame></text:p>
      <text:p text:style-name="P24"><text:bookmark text:name="_decz1axq5tzn"/>Text equivalent</text:p>
      <text:p text:style-name="P12"><text:span text:style-name="T12">E=mc</text:span><text:span text:style-name="T15">2</text:span></text:p>
      <text:p text:style-name="P21"><text:bookmark text:name="_44175oezvk2"/>Footnotes</text:p>
      <text:p text:style-name="P1"><text:note text:id="ftn1" text:note-class="footnote"><text:note-citation>1</text:note-citation><text:note-body><text:p text:style-name="P18"><text:span text:style-name="T14"/><text:span text:style-name="T16"> Footnotes should display as a footnote, and should always display at the very end of the document (page)</text:span><text:span text:style-name="T17">?</text:span> This is some sample text with a footnote.</text:p><text:p text:style-name="P2"/><text:p text:style-name="P2">This is some other data.</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keep-together="always" fo:break-before="auto" fo:break-after="auto" fo:keep-with-next="always"/>
      <style:text-properties style:font-name="Courier New" fo:font-family="'Courier New'" style:font-family-generic="roman" style:font-pitch="variable" fo:font-size="9pt"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0000ee" style:text-underline-style="solid" style:text-underline-width="auto" style:text-underline-color="font-color"/>
    </style:style>
    <style:style style:name="Index_20_Link" style:display-name="Index Link" style:family="text"/>
    <style:style style:name="ListLabel_20_30" style:display-name="ListLabel 30" style:family="text">
      <style:text-properties fo:color="#0366d6" fo:font-size="12pt" style:font-size-asian="12pt"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2" meta:page-count="4" meta:paragraph-count="94" meta:word-count="380" meta:character-count="2165" meta:non-whitespace-character-count="1820"/>
    <meta:generator>LibreOfficeDev/6.0.5.2$Linux_X86_64 LibreOffice_project/</meta:generator>
  </office:meta>
</office:document-meta>
</file>

<file path=Object 2/content.xml><?xml version="1.0" encoding="utf-8"?>
<math xmlns="http://www.w3.org/1998/Math/MathML" display="block">
  <semantics>
    <mrow>
      <mrow>
        <mi>E</mi>
        <mo stretchy="false">=</mo>
        <mi>m</mi>
      </mrow>
      <msup>
        <mi>c</mi>
        <mn>2</mn>
      </msup>
    </mrow>
    <annotation encoding="StarMath 5.0">E=m {c} ^ {2}</annotation>
  </semantics>
</math>
</file>

<file path=Object 4/content.xml><?xml version="1.0" encoding="utf-8"?>
<math xmlns="http://www.w3.org/1998/Math/MathML" display="block">
  <semantics>
    <mrow>
      <mrow>
        <msup>
          <mi>e</mi>
          <mrow>
            <mi>i</mi>
            <mi>π</mi>
          </mrow>
        </msup>
        <mo stretchy="false">−</mo>
        <mn>1</mn>
      </mrow>
      <mo stretchy="false">=</mo>
      <mn>0</mn>
    </mrow>
    <annotation encoding="StarMath 5.0">{e} ^ {i π}  - 1 = 0</annotation>
  </semantics>
</math>
</file>